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97a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59b7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297a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eab33" officeooo:paragraph-rsid="002eab3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eab33" officeooo:paragraph-rsid="004c072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359b78"/>
    </style:style>
    <style:style style:name="P7" style:family="paragraph" style:parent-style-name="Standard">
      <style:paragraph-properties fo:text-align="start" style:justify-single-word="false"/>
      <style:text-properties officeooo:paragraph-rsid="00297a9e"/>
    </style:style>
    <style:style style:name="P8" style:family="paragraph" style:parent-style-name="Standard">
      <style:paragraph-properties fo:text-align="start" style:justify-single-word="false"/>
      <style:text-properties officeooo:paragraph-rsid="0040b03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b24c" officeooo:paragraph-rsid="004138b5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eab33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2f4ef5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3112c1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4c0722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4c0722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40b03d"/>
    </style:style>
    <style:style style:name="P16" style:family="paragraph" style:parent-style-name="Standard" style:list-style-name="L8">
      <style:paragraph-properties fo:text-align="start" style:justify-single-word="false"/>
      <style:text-properties officeooo:paragraph-rsid="004138b5"/>
    </style:style>
    <style:style style:name="P17" style:family="paragraph" style:parent-style-name="Standard" style:list-style-name="L8">
      <style:paragraph-properties fo:text-align="start" style:justify-single-word="false"/>
      <style:text-properties officeooo:paragraph-rsid="00468cf2"/>
    </style:style>
    <style:style style:name="P18" style:family="paragraph" style:parent-style-name="Standard" style:list-style-name="L10">
      <style:paragraph-properties fo:text-align="start" style:justify-single-word="false"/>
      <style:text-properties officeooo:paragraph-rsid="0045faf9"/>
    </style:style>
    <style:style style:name="P19" style:family="paragraph" style:parent-style-name="Standard">
      <style:paragraph-properties fo:text-align="start" style:justify-single-word="false"/>
      <style:text-properties officeooo:paragraph-rsid="004ec61c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eab33" officeooo:paragraph-rsid="002eab33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eab33" officeooo:paragraph-rsid="003112c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eab33" officeooo:paragraph-rsid="0030bf3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eab33" officeooo:paragraph-rsid="004803ae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eab33" officeooo:paragraph-rsid="004803ae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eab33" officeooo:paragraph-rsid="004c0722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803ae" officeooo:paragraph-rsid="004803ae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03ae" officeooo:paragraph-rsid="004c0722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c0722" officeooo:paragraph-rsid="004c072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4c0722" officeooo:paragraph-rsid="004c072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2eab33" officeooo:paragraph-rsid="004c072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4c0722" officeooo:paragraph-rsid="004c0722"/>
    </style:style>
    <style:style style:name="P32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officeooo:paragraph-rsid="004138b5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eab33" officeooo:paragraph-rsid="004138b5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18524" officeooo:paragraph-rsid="00468cf2" style:font-size-asian="12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18524" officeooo:paragraph-rsid="00459915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8cf2" officeooo:paragraph-rsid="00468cf2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officeooo:rsid="00459915" officeooo:paragraph-rsid="0045faf9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c61c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c61c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f4ef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0bf3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370d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4203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5991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0b03d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eab33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da19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6ddd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f4ef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0bf38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370d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84f6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76fb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d08b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f629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368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4203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ea709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5991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eab33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0b03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c0722" style:font-size-asian="12pt" style:font-weight-asian="bold" style:font-size-complex="12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112c1" style:font-weight-asian="bold" style:font-weight-complex="bold"/>
    </style:style>
    <style:style style:name="T30" style:family="text">
      <style:text-properties fo:font-weight="bold" officeooo:rsid="0030bf38" style:font-weight-asian="bold" style:font-weight-complex="bold"/>
    </style:style>
    <style:style style:name="T31" style:family="text">
      <style:text-properties fo:font-weight="bold" officeooo:rsid="004d7a41" style:font-weight-asian="bold" style:font-weight-complex="bold"/>
    </style:style>
    <style:style style:name="T32" style:family="text">
      <style:text-properties fo:font-weight="bold" officeooo:rsid="0044203a" style:font-weight-asian="bold" style:font-weight-complex="bold"/>
    </style:style>
    <style:style style:name="T33" style:family="text">
      <style:text-properties fo:font-weight="bold" officeooo:rsid="0031fd62" style:font-weight-asian="bold" style:font-weight-complex="bold"/>
    </style:style>
    <style:style style:name="T34" style:family="text">
      <style:text-properties fo:font-weight="bold" officeooo:rsid="004803ae" style:font-weight-asian="bold" style:font-weight-complex="bold"/>
    </style:style>
    <style:style style:name="T35" style:family="text">
      <style:text-properties officeooo:rsid="0030bf38"/>
    </style:style>
    <style:style style:name="T36" style:family="text">
      <style:text-properties officeooo:rsid="003112c1"/>
    </style:style>
    <style:style style:name="T37" style:family="text">
      <style:text-properties officeooo:rsid="0031fd62"/>
    </style:style>
    <style:style style:name="T38" style:family="text">
      <style:text-properties officeooo:rsid="0031e9b2"/>
    </style:style>
    <style:style style:name="T39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eab33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41c878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45faf9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2eab33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weight="normal" officeooo:rsid="003112c1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weight="normal" officeooo:rsid="0041c878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weight="normal" officeooo:rsid="0031fd62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DejaVu Sans Condensed" fo:font-size="12pt" fo:font-weight="normal" officeooo:rsid="00459915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font-name="DejaVu Sans Condensed" fo:font-size="12pt" fo:font-weight="normal" officeooo:rsid="0045faf9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style:font-name="DejaVu Sans Condensed" fo:font-size="12pt" fo:font-weight="normal" officeooo:rsid="00464c6a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style:font-name="DejaVu Sans Condensed" fo:font-size="12pt" fo:font-weight="normal" officeooo:rsid="00468cf2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style:font-name="DejaVu Sans Condensed" fo:font-size="12pt" fo:font-weight="normal" officeooo:rsid="004da19e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weight="normal" officeooo:rsid="004e7969" style:font-size-asian="12pt" style:font-weight-asian="normal" style:font-size-complex="12pt" style:font-weight-complex="normal"/>
    </style:style>
    <style:style style:name="T54" style:family="text">
      <style:text-properties officeooo:rsid="0033bbe7"/>
    </style:style>
    <style:style style:name="T55" style:family="text">
      <style:text-properties officeooo:rsid="0050afd2"/>
    </style:style>
    <style:style style:name="T56" style:family="text">
      <style:text-properties officeooo:rsid="004d7a41"/>
    </style:style>
    <style:style style:name="T57" style:family="text">
      <style:text-properties fo:color="#c9211e" loext:opacity="100%" style:font-name="DejaVu Sans Condensed" fo:font-size="12pt" fo:font-weight="normal" officeooo:rsid="00459915" style:font-size-asian="12pt" style:font-weight-asian="normal" style:font-size-complex="12pt" style:font-weight-complex="normal"/>
    </style:style>
    <style:style style:name="T58" style:family="text">
      <style:text-properties fo:color="#c9211e" loext:opacity="100%" style:font-name="DejaVu Sans Condensed" fo:font-size="12pt" fo:font-weight="normal" officeooo:rsid="0040b03d" style:font-size-asian="12pt" style:font-weight-asian="normal" style:font-size-complex="12pt" style:font-weight-complex="normal"/>
    </style:style>
    <style:style style:name="T59" style:family="text">
      <style:text-properties fo:color="#c9211e" loext:opacity="100%" style:font-name="DejaVu Sans Condensed" fo:font-size="12pt" fo:font-weight="normal" officeooo:rsid="00468cf2" style:font-size-asian="12pt" style:font-weight-asian="normal" style:font-size-complex="12pt" style:font-weight-complex="normal"/>
    </style:style>
    <style:style style:name="T60" style:family="text">
      <style:text-properties fo:color="#c9211e" loext:opacity="100%" style:font-name="DejaVu Sans Condensed" fo:font-size="12pt" fo:font-weight="normal" officeooo:rsid="004c0722" style:font-size-asian="12pt" style:font-weight-asian="normal" style:font-size-complex="12pt" style:font-weight-complex="normal"/>
    </style:style>
    <style:style style:name="T61" style:family="text">
      <style:text-properties fo:color="#c9211e" loext:opacity="100%" style:font-name="DejaVu Sans Condensed" fo:font-size="12pt" fo:font-weight="bold" officeooo:rsid="0040b03d" style:font-size-asian="12pt" style:font-weight-asian="bold" style:font-size-complex="12pt" style:font-weight-complex="bold"/>
    </style:style>
    <style:style style:name="T62" style:family="text">
      <style:text-properties fo:color="#c9211e" loext:opacity="100%" style:font-name="DejaVu Sans Condensed" fo:font-size="12pt" fo:font-weight="bold" officeooo:rsid="00459915" style:font-size-asian="12pt" style:font-weight-asian="bold" style:font-size-complex="12pt" style:font-weight-complex="bold"/>
    </style:style>
    <style:style style:name="T63" style:family="text">
      <style:text-properties officeooo:rsid="0044203a"/>
    </style:style>
    <style:style style:name="T64" style:family="text">
      <style:text-properties officeooo:rsid="00459915"/>
    </style:style>
    <style:style style:name="T65" style:family="text">
      <style:text-properties officeooo:rsid="0041c878"/>
    </style:style>
    <style:style style:name="T66" style:family="text">
      <style:text-properties officeooo:rsid="004803ae"/>
    </style:style>
    <style:style style:name="T67" style:family="text">
      <style:text-properties officeooo:rsid="004c0722"/>
    </style:style>
    <style:style style:name="T6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8">1<text:span text:style-name="T68">xx</text:span> - Controls</text:p>
          </table:table-cell>
          <table:table-cell table:style-name="Table1.A1" office:value-type="string">
            <text:p text:style-name="P39">2xx - Ground</text:p>
          </table:table-cell>
          <table:table-cell table:style-name="Table1.A1" office:value-type="string">
            <text:p text:style-name="P39">3xx - Flight</text:p>
          </table:table-cell>
          <table:table-cell table:style-name="Table1.D1" office:value-type="string">
            <text:p text:style-name="P39">4xx - A2A</text:p>
          </table:table-cell>
          <table:table-cell table:style-name="Table1.E1" office:value-type="string">
            <text:p text:style-name="P39">5xx - A2G</text:p>
          </table:table-cell>
          <table:table-cell table:style-name="Table1.F1" office:value-type="string">
            <text:p text:style-name="P39">6xx - Misc</text:p>
          </table:table-cell>
        </table:table-row>
      </table:table>
      <text:p text:style-name="P19"><text:span text:style-name="T20">5</text:span><text:span text:style-name="T21">0</text:span><text:span text:style-name="T20">5</text:span><text:span text:style-name="T11"> - </text:span><text:span text:style-name="T10">A/G</text:span><text:span text:style-name="T12"> -</text:span><text:span text:style-name="T19"> Maverick</text:span></text:p>
      <text:p text:style-name="P1"/>
      <text:p text:style-name="P2">Master Arm ... ON <text:span text:style-name="T38">(B2 button to toggle)</text:span></text:p>
      <text:p text:style-name="P6"><text:span text:style-name="T10">Master Mode ... A/G</text:span><text:span text:style-name="T16"> </text:span><text:span text:style-name="T17">(B</text:span><text:span text:style-name="T18">1</text:span><text:span text:style-name="T17"> button)</text:span></text:p>
      <text:p text:style-name="P3"/>
      <text:p text:style-name="P7"><text:span text:style-name="T23">AGM-65</text:span><text:span text:style-name="T25">F</text:span><text:span text:style-name="T23"> Maverick </text:span><text:span text:style-name="T25">(IR seeker)</text:span></text:p>
      <text:list xml:id="list2154223621" text:style-name="L1">
        <text:list-item>
          <text:p text:style-name="P10"><text:span text:style-name="T8">Power on Mavericks. <text:s/>Go to </text:span><text:span text:style-name="T25">STRS</text:span><text:span text:style-name="T8"> page, press </text:span><text:span text:style-name="T25">IRMV</text:span><text:span text:style-name="T8">. <text:s/>Cooldown takes 3 minutes</text:span><text:span text:style-name="T9">.</text:span><text:span text:style-name="T8"> </text:span><text:span text:style-name="T9">(N</text:span><text:span text:style-name="T8">o other weapons may be selected during that time, or cooldown will stop or restart</text:span><text:span text:style-name="T9">??)</text:span></text:p>
        </text:list-item>
      </text:list>
      <text:list text:style-name="L2">
        <text:list-item>
          <text:list>
            <text:list-item>
              <text:p text:style-name="P11"><text:span text:style-name="T13">STRS</text:span><text:span text:style-name="T2"> page will show </text:span><text:span text:style-name="T15">STBY</text:span><text:span text:style-name="T4"> </text:span><text:span text:style-name="T2">in bottom left </text:span><text:span text:style-name="T4">until they're ready, then will show </text:span><text:span text:style-name="T15">RDY</text:span><text:span text:style-name="T2">.</text:span><text:span text:style-name="T6"> <text:s/>Mavs will stay ready for 1 hour??</text:span></text:p>
            </text:list-item>
          </text:list>
        </text:list-item>
      </text:list>
      <text:list xml:id="list222310361569613" text:continue-list="list2154223621" text:style-name="L1">
        <text:list-item>
          <text:p text:style-name="P20"><text:span text:style-name="T28">FUZ</text:span> ... <text:span text:style-name="T63">"</text:span><text:span text:style-name="T28">-- IN</text:span><text:span text:style-name="T32">"</text:span></text:p>
        </text:list-item>
      </text:list>
      <text:p text:style-name="P5"><text:span text:style-name="T67">Using</text:span><text:span text:style-name="T64"> DMT for targeting</text:span><text:span text:style-name="T67"> (recommended)</text:span></text:p>
      <text:list xml:id="list222310132504750" text:continue-numbering="true" text:style-name="L1">
        <text:list-item>
          <text:p text:style-name="P20">Press <text:span text:style-name="T28">Dish Hat down </text:span>to <text:span text:style-name="T35">show </text:span><text:span text:style-name="T30">DMT</text:span><text:span text:style-name="T32"> </text:span><text:span text:style-name="T63">(in </text:span><text:span text:style-name="T32">LST</text:span><text:span text:style-name="T63"> mode)</text:span><text:span text:style-name="T35"> in right MFD and </text:span><text:span text:style-name="T32">Dish Hat down again</text:span><text:span text:style-name="T63"> to </text:span>set DMT to <text:span text:style-name="T28">TV</text:span><text:span text:style-name="T63"> mode</text:span>.</text:p>
        </text:list-item>
        <text:list-item>
          <text:p text:style-name="P21">Press <text:span text:style-name="T28">TDC press</text:span> to ground lock <text:span text:style-name="T35">and enable slewing.</text:span></text:p>
        </text:list-item>
      </text:list>
      <text:list text:style-name="L3">
        <text:list-item>
          <text:list>
            <text:list-item>
              <text:p text:style-name="P12"><text:span text:style-name="T3">Press </text:span><text:span text:style-name="T14">Flip-down Trigger</text:span><text:span text:style-name="T3"> to </text:span><text:span text:style-name="T14">undesignate</text:span><text:span text:style-name="T3"> and </text:span><text:span text:style-name="T5">toggle </text:span><text:span text:style-name="T3">slav</text:span><text:span text:style-name="T5">ing</text:span><text:span text:style-name="T3"> DMT to</text:span><text:span text:style-name="T5"> </text:span><text:span text:style-name="T22">waypoint</text:span><text:span text:style-name="T5"> or</text:span><text:span text:style-name="T3"> </text:span><text:span text:style-name="T14">velocity vector</text:span><text:span text:style-name="T3">.</text:span></text:p>
            </text:list-item>
          </text:list>
        </text:list-item>
      </text:list>
      <text:list xml:id="list222308600703263" text:continue-list="list222310132504750" text:style-name="L1">
        <text:list-item>
          <text:p text:style-name="P21"><text:span text:style-name="T28">TD</text:span><text:span text:style-name="T32">C</text:span><text:span text:style-name="T28"> slew</text:span> to move crosshairs <text:span text:style-name="T36">to target.</text:span></text:p>
        </text:list-item>
        <text:list-item>
          <text:p text:style-name="P22">Press <text:span text:style-name="T28">Uncage</text:span> <text:span text:style-name="T36">button to uncage Maverick seeker and show </text:span><text:span text:style-name="T35">seeker video on left MFD</text:span>. <text:s/><text:span text:style-name="T35">Should be pointing at </text:span><text:span text:style-name="T36">or near the </text:span>DMT target. <text:s/><text:span text:style-name="T36">You're still in </text:span><text:span text:style-name="T30">TV</text:span><text:span text:style-name="T35"> mode (shown in top left of </text:span><text:span text:style-name="T36">both </text:span><text:span text:style-name="T35">MFD</text:span><text:span text:style-name="T36">s</text:span><text:span text:style-name="T35">), which means </text:span><text:span text:style-name="T36">the TDC will move the DMT crosshairs, and then the Maverick will update to the new DMT target.</text:span></text:p>
        </text:list-item>
        <text:list-item>
          <text:p text:style-name="P20">Press <text:span text:style-name="T28">Dish Hat up</text:span> to <text:span text:style-name="T36">set the TDC control to </text:span><text:span text:style-name="T28">IRMV</text:span> <text:span text:style-name="T36">(shows </text:span><text:span text:style-name="T29">IRMV</text:span><text:span text:style-name="T36"> in top left of both MFDs).</text:span></text:p>
        </text:list-item>
        <text:list-item>
          <text:p text:style-name="P23"><text:span text:style-name="T37">Now you can </text:span><text:span text:style-name="T33">slew</text:span><text:span text:style-name="T37"> the </text:span>Maverick seeker with <text:span text:style-name="T28">TDC</text:span>. <text:s/><text:span text:style-name="T37">It will </text:span><text:span text:style-name="T33">automatically lock</text:span><text:span text:style-name="T37"> any target that gets into the center of the crosshairs</text:span><text:span text:style-name="T66">.</text:span></text:p>
        </text:list-item>
      </text:list>
      <text:list text:style-name="L4">
        <text:list-item>
          <text:list>
            <text:list-item>
              <text:p text:style-name="P26">Toggle <text:span text:style-name="T28">Wide/Narrow FOV</text:span> with <text:span text:style-name="T28">Flip-down Trigger press</text:span>.</text:p>
            </text:list-item>
            <text:list-item>
              <text:p text:style-name="P24"><text:span text:style-name="T34">DO NOT PRESS TDC PRESS</text:span><text:span text:style-name="T66">, that will unlock and return the Maverick to boresight.</text:span></text:p>
            </text:list-item>
          </text:list>
        </text:list-item>
      </text:list>
      <text:list xml:id="list222309332883419" text:continue-list="list222308600703263" text:style-name="L1">
        <text:list-item>
          <text:p text:style-name="P20"><text:span text:style-name="T37">When locked and in range, f</text:span>ire with <text:span text:style-name="T28">Red Button</text:span>.</text:p>
        </text:list-item>
        <text:list-item>
          <text:p text:style-name="P28">To fire next missile: Uncage, Dish Hat up, Flip-down Trigger to zoom if needed, TDC onto target, fire.</text:p>
        </text:list-item>
      </text:list>
      <text:p text:style-name="P5"><text:span text:style-name="T67">Using TPOD</text:span><text:span text:style-name="T64"> for targeting</text:span></text:p>
      <text:list text:style-name="L5">
        <text:list-item>
          <text:p text:style-name="P13"><text:span text:style-name="T62">NOTE:</text:span><text:span text:style-name="T57"> </text:span><text:span text:style-name="T62">AGM-65F</text:span><text:span text:style-name="T57"> </text:span><text:span text:style-name="T60">video </text:span><text:span text:style-name="T57">cannot be </text:span><text:span text:style-name="T60">seen at the same time as </text:span><text:span text:style-name="T62">TPOD</text:span><text:span text:style-name="T60"> video</text:span><text:span text:style-name="T57">. <text:s/>This is because the real Harrier only supports video streaming </text:span><text:span text:style-name="T59">from the Maverick or the TPOD, not both at once</text:span><text:span text:style-name="T57">.</text:span></text:p>
        </text:list-item>
      </text:list>
      <text:list text:style-name="L6">
        <text:list-item>
          <text:p text:style-name="P14"><text:span text:style-name="T8">Press </text:span><text:span text:style-name="T25">Dish Hat </text:span><text:span text:style-name="T27">press 2x</text:span><text:span text:style-name="T25"> </text:span><text:span text:style-name="T8">to </text:span><text:span text:style-name="T3">show </text:span><text:span text:style-name="T27">TPOD</text:span><text:span text:style-name="T3"> in right MFD</text:span><text:span text:style-name="T8">.</text:span></text:p>
        </text:list-item>
        <text:list-item>
          <text:p text:style-name="P31"><text:span text:style-name="T3">L</text:span><text:span text:style-name="T1">ock TPOD on target.</text:span></text:p>
        </text:list-item>
        <text:list-item>
          <text:p text:style-name="P25">Press <text:span text:style-name="T28">Uncage</text:span> <text:span text:style-name="T36">button to uncage Maverick seeker and show </text:span><text:span text:style-name="T35">seeker video on </text:span><text:span text:style-name="T67">right</text:span><text:span text:style-name="T35"> MFD</text:span><text:span text:style-name="T67"> in place of TPOD.</text:span></text:p>
        </text:list-item>
        <text:list-item>
          <text:p text:style-name="P25">Press <text:span text:style-name="T28">Dish Hat up</text:span> to <text:span text:style-name="T36">set the TDC control to </text:span><text:span text:style-name="T28">IRMV</text:span> <text:span text:style-name="T36">(shows </text:span><text:span text:style-name="T29">IRMV</text:span><text:span text:style-name="T36"> in top left of MFD).</text:span></text:p>
        </text:list-item>
        <text:list-item>
          <text:p text:style-name="P25"><text:span text:style-name="T37">Now you can </text:span><text:span text:style-name="T33">slew</text:span><text:span text:style-name="T37"> the </text:span>Maverick seeker with <text:span text:style-name="T28">TDC</text:span>. <text:s/><text:span text:style-name="T37">It will </text:span><text:span text:style-name="T33">automatically lock</text:span><text:span text:style-name="T37"> any target that gets into the center of the crosshairs</text:span><text:span text:style-name="T66">.</text:span></text:p>
          <text:list>
            <text:list-item>
              <text:p text:style-name="P27">Toggle <text:span text:style-name="T28">Wide/Narrow FOV</text:span> with <text:span text:style-name="T28">Flip-down Trigger press</text:span>.</text:p>
            </text:list-item>
            <text:list-item>
              <text:p text:style-name="P25"><text:span text:style-name="T34">DO NOT PRESS TDC PRESS</text:span><text:span text:style-name="T66">, that will unlock and return the Maverick to boresight.</text:span></text:p>
            </text:list-item>
          </text:list>
        </text:list-item>
        <text:list-item>
          <text:p text:style-name="P30"><text:span text:style-name="T37">When locked and in range, f</text:span>ire with <text:span text:style-name="T28">Red Button</text:span>.</text:p>
        </text:list-item>
        <text:list-item>
          <text:p text:style-name="P29">To fire next missile: Uncage, Dish Hat up, Flip-down Trigger to zoom if needed, TDC onto target, fire.</text:p>
        </text:list-item>
      </text:list>
      <text:p text:style-name="P4"/>
      <text:p text:style-name="P8"><text:span text:style-name="T23">AGM-65</text:span><text:span text:style-name="T24">E2/L</text:span><text:span text:style-name="T23"> Maverick </text:span><text:span text:style-name="T25">(</text:span><text:span text:style-name="T26">laser</text:span><text:span text:style-name="T25"> seeker) </text:span><text:span text:style-name="T24">with TPOD for targeting</text:span></text:p>
      <text:list text:style-name="L7">
        <text:list-item>
          <text:p text:style-name="P15"><text:span text:style-name="T61">NOTE:</text:span><text:span text:style-name="T58"> Only the </text:span><text:span text:style-name="T61">AGM-65</text:span><text:span text:style-name="T62">E2/L</text:span><text:span text:style-name="T58"> works with the </text:span><text:span text:style-name="T57">TPOD</text:span><text:span text:style-name="T58">.</text:span><text:span text:style-name="T7"> <text:s/>The </text:span><text:span text:style-name="T26">AGM-65E</text:span><text:span text:style-name="T7"> must be buddy-lased or used with JTAC.</text:span></text:p>
        </text:list-item>
      </text:list>
      <text:list xml:id="list3755548913" text:style-name="L8">
        <text:list-item>
          <text:p text:style-name="P16"><text:span text:style-name="T44">Power on Mavericks. <text:s/>Go to </text:span><text:span text:style-name="T40">STRS</text:span><text:span text:style-name="T44"> page, press </text:span><text:span text:style-name="T41">L</text:span><text:span text:style-name="T40">M</text:span><text:span text:style-name="T41">A</text:span><text:span text:style-name="T40">V</text:span><text:span text:style-name="T44">. <text:s/></text:span><text:span text:style-name="T48">Gyro spinup takes 90 seconds</text:span><text:span text:style-name="T52">. (N</text:span><text:span text:style-name="T44">o other weapons may be selected during that time, or </text:span><text:span text:style-name="T48">spinup </text:span><text:span text:style-name="T44">will stop or restart</text:span><text:span text:style-name="T52">??)</text:span></text:p>
        </text:list-item>
      </text:list>
      <text:list text:style-name="L9">
        <text:list-item>
          <text:list>
            <text:list-item>
              <text:p text:style-name="P32"><text:span text:style-name="T13">STRS</text:span><text:span text:style-name="T2"> page will show </text:span><text:span text:style-name="T15">STBY</text:span><text:span text:style-name="T4"> </text:span><text:span text:style-name="T2">in bottom left </text:span><text:span text:style-name="T4">until they're ready, then will show </text:span><text:span text:style-name="T15">RDY</text:span><text:span text:style-name="T2">.</text:span><text:span text:style-name="T52"> No indicator showing they're ready??</text:span></text:p>
            </text:list-item>
          </text:list>
        </text:list-item>
      </text:list>
      <text:list xml:id="list222309387561291" text:continue-list="list3755548913" text:style-name="L8">
        <text:list-item>
          <text:p text:style-name="P33"><text:span text:style-name="T28">FUZ</text:span> ... <text:span text:style-name="T28">-- IN</text:span></text:p>
        </text:list-item>
        <text:list-item>
          <text:p text:style-name="P34"><text:span text:style-name="T54">Power up TPOD, </text:span><text:span text:style-name="T55">arm laser, </text:span><text:span text:style-name="T54">set laser code. <text:s/></text:span><text:span text:style-name="T31">IMPORTANT:</text:span><text:span text:style-name="T56"> Laser code is reset whenever there's weight-on-wheels.</text:span></text:p>
        </text:list-item>
        <text:list-item>
          <text:p text:style-name="P36">Laser code on missile should be the same as the TPOD. <text:s/>Code is shown in the top left of the TPOD MFD.</text:p>
        </text:list-item>
        <text:list-item>
          <text:p text:style-name="P35"><text:span text:style-name="T65">Point </text:span><text:span text:style-name="T64">TPOD</text:span><text:span text:style-name="T65"> at target </text:span><text:span text:style-name="T64">but don't fire the laser yet</text:span><text:span text:style-name="T65">.</text:span></text:p>
        </text:list-item>
        <text:list-item>
          <text:p text:style-name="P16"><text:span text:style-name="T44">Press </text:span><text:span text:style-name="T40">Uncage</text:span><text:span text:style-name="T44"> </text:span><text:span text:style-name="T45">button to uncage Maverick seeker</text:span><text:span text:style-name="T49">. <text:s/>HUD will show moving X as seeker scans back and forth.</text:span></text:p>
        </text:list-item>
        <text:list-item>
          <text:p text:style-name="P17"><text:span text:style-name="T48">F</text:span><text:span text:style-name="T46">ire laser (</text:span><text:span text:style-name="T41">Pinky Button press</text:span><text:span text:style-name="T46">)</text:span><text:span text:style-name="T48">; Maverick should acquire</text:span><text:span text:style-name="T46"> the laser.</text:span><text:span text:style-name="T51"> <text:s/>X will change into a small square box</text:span><text:span text:style-name="T53"> inside the TPOD target octagon</text:span><text:span text:style-name="T51"> when seeker acquires the laser.</text:span></text:p>
        </text:list-item>
      </text:list>
      <text:list text:style-name="L10">
        <text:list-item>
          <text:list>
            <text:list-item>
              <text:p text:style-name="P18"><text:span text:style-name="T49">(optional) </text:span><text:span text:style-name="T42">Press Dish Hat up-long</text:span><text:span text:style-name="T49"> to show the Maverick seeker display in place of the TPOD for 14 seconds. <text:s/>TPOD will remain locked with laser firing in the background.</text:span></text:p>
            </text:list-item>
          </text:list>
        </text:list-item>
      </text:list>
      <text:list xml:id="list222308960518454" text:continue-list="list222309387561291" text:style-name="L8">
        <text:list-item>
          <text:p text:style-name="P37"><text:span text:style-name="T39">Long-</text:span><text:span text:style-name="T41">P</text:span><text:span text:style-name="T39">ress</text:span><text:span text:style-name="T43"> </text:span><text:span text:style-name="T39">Lower Gray Button </text:span><text:span text:style-name="T42">(</text:span><text:span text:style-name="T43">Waypoint Increment button) for more than 0.8 seconds to set steering to T0 (target point)</text:span><text:span text:style-name="T50">. <text:s/>This will make the HUD show correct range information for the Mav.</text:span></text:p>
        </text:list-item>
        <text:list-item>
          <text:p text:style-name="P16"><text:span text:style-name="T47">When l</text:span><text:span text:style-name="T46">aser is acquired</text:span><text:span text:style-name="T47"> and </text:span><text:span text:style-name="T46">IN RNG shows on HUD</text:span><text:span text:style-name="T47">, f</text:span><text:span text:style-name="T44">ire with </text:span><text:span text:style-name="T40">Red Button</text:span><text:span text:style-name="T44">.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23:08.438000000</dc:date>
    <meta:editing-duration>PT19H5M54S</meta:editing-duration>
    <meta:editing-cycles>6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9" meta:word-count="740" meta:character-count="3923" meta:non-whitespace-character-count="3251"/>
  </office:meta>
</office:document-meta>
</file>